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11 月 底" calcext:value-type="string" table:number-columns-spanned="11" table:number-rows-spanned="1">
            <text:p><text:s text:c="4"/>中 華 民 國 97 年 11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27672" calcext:value-type="float">
            <text:p><text:s text:c="3"/>23,027,672</text:p>
          </table:table-cell>
          <table:table-cell table:style-name="ce15" table:formula="of:=[.C6]+[.C31]" office:value-type="float" office:value="1028286" calcext:value-type="float">
            <text:p><text:s text:c="3"/>1,028,286</text:p>
          </table:table-cell>
          <table:table-cell table:style-name="ce25" table:formula="of:=[.C5]/[.$B5]*100" office:value-type="float" office:value="4.46543619346324" calcext:value-type="float">
            <text:p><text:s text:c="3"/>4.47</text:p>
          </table:table-cell>
          <table:table-cell table:style-name="ce15" table:formula="of:=[.E6]+[.E31]" office:value-type="float" office:value="1504262" calcext:value-type="float">
            <text:p><text:s text:c="3"/>1,504,262</text:p>
          </table:table-cell>
          <table:table-cell table:style-name="ce25" table:formula="of:=[.E5]/[.$B5]*100" office:value-type="float" office:value="6.53241022366482" calcext:value-type="float">
            <text:p><text:s text:c="3"/>6.53</text:p>
          </table:table-cell>
          <table:table-cell table:style-name="ce15" table:formula="of:=[.G6]+[.G31]" office:value-type="float" office:value="2947121" calcext:value-type="float">
            <text:p><text:s text:c="3"/>2,947,121</text:p>
          </table:table-cell>
          <table:table-cell table:style-name="ce25" table:formula="of:=[.G5]/[.$B5]*100" office:value-type="float" office:value="12.7981716953412" calcext:value-type="float">
            <text:p><text:s text:c="3"/>12.80</text:p>
          </table:table-cell>
          <table:table-cell table:style-name="ce33" table:formula="of:=[.I6]+[.I31]" office:value-type="float" office:value="1931695" calcext:value-type="float">
            <text:p><text:s text:c="3"/>1,931,695</text:p>
          </table:table-cell>
          <table:table-cell table:style-name="ce25" table:formula="of:=[.I5]/[.$B5]*100" office:value-type="float" office:value="8.38858135551001" calcext:value-type="float">
            <text:p><text:s text:c="3"/>8.39</text:p>
          </table:table-cell>
          <table:table-cell table:style-name="ce40" table:formula="of:=[.K6]+[.K31]" office:value-type="float" office:value="17504791" calcext:value-type="float">
            <text:p><text:s text:c="3"/>17,504,791</text:p>
          </table:table-cell>
          <table:table-cell table:style-name="ce25" table:formula="of:=[.K5]/[.$B5]*100" office:value-type="float" office:value="76.0163293970837" calcext:value-type="float">
            <text:p><text:s text:c="3"/>76.02</text:p>
          </table:table-cell>
          <table:table-cell table:style-name="ce40" table:formula="of:=[.M6]+[.M31]" office:value-type="float" office:value="2397558" calcext:value-type="float">
            <text:p><text:s text:c="3"/>2,397,558</text:p>
          </table:table-cell>
          <table:table-cell table:style-name="ce51" table:formula="of:=[.M5]/[.$B5]*100" office:value-type="float" office:value="10.4116386580459" calcext:value-type="float">
            <text:p><text:s text:c="3"/>10.41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33757" calcext:value-type="float">
            <text:p><text:s text:c="3"/>22,933,757</text:p>
          </table:table-cell>
          <table:table-cell table:style-name="ce16" table:formula="of:=[.C7]+[.C29]+[.C30]" office:value-type="float" office:value="1023544" calcext:value-type="float">
            <text:p><text:s text:c="3"/>1,023,544</text:p>
          </table:table-cell>
          <table:table-cell table:style-name="ce26" table:formula="of:=[.C6]/[.$B6]*100" office:value-type="float" office:value="4.46304545740151" calcext:value-type="float">
            <text:p><text:s text:c="3"/>4.46</text:p>
          </table:table-cell>
          <table:table-cell table:style-name="ce16" table:formula="of:=[.E7]+[.E29]+[.E30]" office:value-type="float" office:value="1497933" calcext:value-type="float">
            <text:p><text:s text:c="3"/>1,497,933</text:p>
          </table:table-cell>
          <table:table-cell table:style-name="ce26" table:formula="of:=[.E6]/[.$B6]*100" office:value-type="float" office:value="6.53156392997449" calcext:value-type="float">
            <text:p><text:s text:c="3"/>6.53</text:p>
          </table:table-cell>
          <table:table-cell table:style-name="ce16" table:formula="of:=[.G7]+[.G29]+[.G30]" office:value-type="float" office:value="2936613" calcext:value-type="float">
            <text:p><text:s text:c="3"/>2,936,613</text:p>
          </table:table-cell>
          <table:table-cell table:style-name="ce26" table:formula="of:=[.G6]/[.$B6]*100" office:value-type="float" office:value="12.8047619934231" calcext:value-type="float">
            <text:p><text:s text:c="3"/>12.80</text:p>
          </table:table-cell>
          <table:table-cell table:style-name="ce34" table:formula="of:=[.I7]+[.I29]+[.I30]" office:value-type="float" office:value="1926094" calcext:value-type="float">
            <text:p><text:s text:c="3"/>1,926,094</text:p>
          </table:table-cell>
          <table:table-cell table:style-name="ce26" table:formula="of:=[.I6]/[.$B6]*100" office:value-type="float" office:value="8.39851054495781" calcext:value-type="float">
            <text:p><text:s text:c="3"/>8.40</text:p>
          </table:table-cell>
          <table:table-cell table:style-name="ce41" table:formula="of:=[.K7]+[.K29]+[.K30]" office:value-type="float" office:value="17429601" calcext:value-type="float">
            <text:p><text:s text:c="3"/>17,429,601</text:p>
          </table:table-cell>
          <table:table-cell table:style-name="ce26" table:formula="of:=[.K6]/[.$B6]*100" office:value-type="float" office:value="75.9997631439105" calcext:value-type="float">
            <text:p><text:s text:c="3"/>76.00</text:p>
          </table:table-cell>
          <table:table-cell table:style-name="ce41" table:formula="of:=[.M7]+[.M29]+[.M30]" office:value-type="float" office:value="2385868" calcext:value-type="float">
            <text:p><text:s text:c="3"/>2,385,868</text:p>
          </table:table-cell>
          <table:table-cell table:style-name="ce52" table:formula="of:=[.M6]/[.$B6]*100" office:value-type="float" office:value="10.403301997139" calcext:value-type="float">
            <text:p><text:s text:c="3"/>10.4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86636" calcext:value-type="float">
            <text:p><text:s text:c="3"/>18,786,636</text:p>
          </table:table-cell>
          <table:table-cell table:style-name="ce16" table:formula="of:=SUM([.C8:.C28])" office:value-type="float" office:value="852069" calcext:value-type="float">
            <text:p><text:s text:c="3"/>852,069</text:p>
          </table:table-cell>
          <table:table-cell table:style-name="ce26" table:formula="of:=[.C7]/[.$B7]*100" office:value-type="float" office:value="4.53550598414746" calcext:value-type="float">
            <text:p><text:s text:c="3"/>4.54</text:p>
          </table:table-cell>
          <table:table-cell table:style-name="ce16" table:formula="of:=SUM([.E8:.E28])" office:value-type="float" office:value="1248672" calcext:value-type="float">
            <text:p><text:s text:c="3"/>1,248,672</text:p>
          </table:table-cell>
          <table:table-cell table:style-name="ce26" table:formula="of:=[.E7]/[.$B7]*100" office:value-type="float" office:value="6.64659708103143" calcext:value-type="float">
            <text:p><text:s text:c="3"/>6.65</text:p>
          </table:table-cell>
          <table:table-cell table:style-name="ce16" table:formula="of:=SUM([.G8:.G28])" office:value-type="float" office:value="2444269" calcext:value-type="float">
            <text:p><text:s text:c="3"/>2,444,269</text:p>
          </table:table-cell>
          <table:table-cell table:style-name="ce26" table:formula="of:=[.G7]/[.$B7]*100" office:value-type="float" office:value="13.0106795064321" calcext:value-type="float">
            <text:p><text:s text:c="3"/>13.01</text:p>
          </table:table-cell>
          <table:table-cell table:style-name="ce34" table:formula="of:=SUM([.I8:.I28])" office:value-type="float" office:value="1603726" calcext:value-type="float">
            <text:p><text:s text:c="3"/>1,603,726</text:p>
          </table:table-cell>
          <table:table-cell table:style-name="ce26" table:formula="of:=[.I7]/[.$B7]*100" office:value-type="float" office:value="8.53652564514477" calcext:value-type="float">
            <text:p><text:s text:c="3"/>8.54</text:p>
          </table:table-cell>
          <table:table-cell table:style-name="ce41" table:formula="of:=SUM([.K8:.K28])" office:value-type="float" office:value="14201192" calcext:value-type="float">
            <text:p><text:s text:c="3"/>14,201,192</text:p>
          </table:table-cell>
          <table:table-cell table:style-name="ce26" table:formula="of:=[.K7]/[.$B7]*100" office:value-type="float" office:value="75.591989965633" calcext:value-type="float">
            <text:p><text:s text:c="3"/>75.59</text:p>
          </table:table-cell>
          <table:table-cell table:style-name="ce41" table:formula="of:=SUM([.M8:.M28])" office:value-type="float" office:value="1918025" calcext:value-type="float">
            <text:p><text:s text:c="3"/>1,918,025</text:p>
          </table:table-cell>
          <table:table-cell table:style-name="ce52" table:formula="of:=[.M7]/[.$B7]*100" office:value-type="float" office:value="10.2095180850898" calcext:value-type="float">
            <text:p><text:s text:c="3"/>10.2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29368" calcext:value-type="float">
            <text:p><text:s text:c="3"/>3,829,368</text:p>
          </table:table-cell>
          <table:table-cell table:style-name="ce17" office:value-type="float" office:value="164578" calcext:value-type="float">
            <text:p><text:s text:c="3"/>164,578</text:p>
          </table:table-cell>
          <table:table-cell table:style-name="ce27" table:formula="of:=[.C8]/[.$B8]*100" office:value-type="float" office:value="4.29778490863244" calcext:value-type="float">
            <text:p><text:s text:c="3"/>4.30</text:p>
          </table:table-cell>
          <table:table-cell table:style-name="ce17" office:value-type="float" office:value="241449" calcext:value-type="float">
            <text:p><text:s text:c="3"/>241,449</text:p>
          </table:table-cell>
          <table:table-cell table:style-name="ce27" table:formula="of:=[.E8]/[.$B8]*100" office:value-type="float" office:value="6.30519187500392" calcext:value-type="float">
            <text:p><text:s text:c="3"/>6.31</text:p>
          </table:table-cell>
          <table:table-cell table:style-name="ce17" office:value-type="float" office:value="473397" calcext:value-type="float">
            <text:p><text:s text:c="3"/>473,397</text:p>
          </table:table-cell>
          <table:table-cell table:style-name="ce27" table:formula="of:=[.G8]/[.$B8]*100" office:value-type="float" office:value="12.362274923695" calcext:value-type="float">
            <text:p><text:s text:c="3"/>12.36</text:p>
          </table:table-cell>
          <table:table-cell table:style-name="ce35" office:value-type="float" office:value="320440" calcext:value-type="float">
            <text:p><text:s text:c="3"/>320,440</text:p>
          </table:table-cell>
          <table:table-cell table:style-name="ce27" table:formula="of:=[.I8]/[.$B8]*100" office:value-type="float" office:value="8.36796045718249" calcext:value-type="float">
            <text:p><text:s text:c="3"/>8.37</text:p>
          </table:table-cell>
          <table:table-cell table:style-name="ce42" office:value-type="float" office:value="2924287" calcext:value-type="float">
            <text:p><text:s text:c="3"/>2,924,287</text:p>
          </table:table-cell>
          <table:table-cell table:style-name="ce27" table:formula="of:=[.K8]/[.$B8]*100" office:value-type="float" office:value="76.3647421715542" calcext:value-type="float">
            <text:p><text:s text:c="3"/>76.36</text:p>
          </table:table-cell>
          <table:table-cell table:style-name="ce35" office:value-type="float" office:value="296467" calcext:value-type="float">
            <text:p><text:s text:c="3"/>296,467</text:p>
          </table:table-cell>
          <table:table-cell table:style-name="ce53" table:formula="of:=[.M8]/[.$B8]*100" office:value-type="float" office:value="7.74193026107702" calcext:value-type="float">
            <text:p><text:s text:c="3"/>7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043" calcext:value-type="float">
            <text:p><text:s text:c="3"/>461,043</text:p>
          </table:table-cell>
          <table:table-cell table:style-name="ce17" office:value-type="float" office:value="19336" calcext:value-type="float">
            <text:p><text:s text:c="3"/>19,336</text:p>
          </table:table-cell>
          <table:table-cell table:style-name="ce27" table:formula="of:=[.C9]/[.$B9]*100" office:value-type="float" office:value="4.19396889227252" calcext:value-type="float">
            <text:p><text:s text:c="3"/>4.19</text:p>
          </table:table-cell>
          <table:table-cell table:style-name="ce17" office:value-type="float" office:value="28415" calcext:value-type="float">
            <text:p><text:s text:c="3"/>28,415</text:p>
          </table:table-cell>
          <table:table-cell table:style-name="ce27" table:formula="of:=[.E9]/[.$B9]*100" office:value-type="float" office:value="6.16319952802667" calcext:value-type="float">
            <text:p><text:s text:c="3"/>6.16</text:p>
          </table:table-cell>
          <table:table-cell table:style-name="ce17" office:value-type="float" office:value="56916" calcext:value-type="float">
            <text:p><text:s text:c="3"/>56,916</text:p>
          </table:table-cell>
          <table:table-cell table:style-name="ce27" table:formula="of:=[.G9]/[.$B9]*100" office:value-type="float" office:value="12.3450524137662" calcext:value-type="float">
            <text:p><text:s text:c="3"/>12.35</text:p>
          </table:table-cell>
          <table:table-cell table:style-name="ce35" office:value-type="float" office:value="40289" calcext:value-type="float">
            <text:p><text:s text:c="3"/>40,289</text:p>
          </table:table-cell>
          <table:table-cell table:style-name="ce27" table:formula="of:=[.I9]/[.$B9]*100" office:value-type="float" office:value="8.73866428944806" calcext:value-type="float">
            <text:p><text:s text:c="3"/>8.74</text:p>
          </table:table-cell>
          <table:table-cell table:style-name="ce42" office:value-type="float" office:value="350315" calcext:value-type="float">
            <text:p><text:s text:c="3"/>350,315</text:p>
          </table:table-cell>
          <table:table-cell table:style-name="ce27" table:formula="of:=[.K9]/[.$B9]*100" office:value-type="float" office:value="75.9831512461961" calcext:value-type="float">
            <text:p><text:s text:c="3"/>75.98</text:p>
          </table:table-cell>
          <table:table-cell table:style-name="ce35" office:value-type="float" office:value="59065" calcext:value-type="float">
            <text:p><text:s text:c="3"/>59,065</text:p>
          </table:table-cell>
          <table:table-cell table:style-name="ce53" table:formula="of:=[.M9]/[.$B9]*100" office:value-type="float" office:value="12.8111694570788" calcext:value-type="float">
            <text:p><text:s text:c="3"/>12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56516" calcext:value-type="float">
            <text:p><text:s text:c="3"/>1,956,516</text:p>
          </table:table-cell>
          <table:table-cell table:style-name="ce17" office:value-type="float" office:value="100696" calcext:value-type="float">
            <text:p><text:s text:c="3"/>100,696</text:p>
          </table:table-cell>
          <table:table-cell table:style-name="ce27" table:formula="of:=[.C10]/[.$B10]*100" office:value-type="float" office:value="5.14669954142977" calcext:value-type="float">
            <text:p><text:s text:c="3"/>5.15</text:p>
          </table:table-cell>
          <table:table-cell table:style-name="ce17" office:value-type="float" office:value="149193" calcext:value-type="float">
            <text:p><text:s text:c="3"/>149,193</text:p>
          </table:table-cell>
          <table:table-cell table:style-name="ce27" table:formula="of:=[.E10]/[.$B10]*100" office:value-type="float" office:value="7.62544236796428" calcext:value-type="float">
            <text:p><text:s text:c="3"/>7.63</text:p>
          </table:table-cell>
          <table:table-cell table:style-name="ce17" office:value-type="float" office:value="293225" calcext:value-type="float">
            <text:p><text:s text:c="3"/>293,225</text:p>
          </table:table-cell>
          <table:table-cell table:style-name="ce27" table:formula="of:=[.G10]/[.$B10]*100" office:value-type="float" office:value="14.9870995177141" calcext:value-type="float">
            <text:p><text:s text:c="3"/>14.99</text:p>
          </table:table-cell>
          <table:table-cell table:style-name="ce35" office:value-type="float" office:value="183584" calcext:value-type="float">
            <text:p><text:s text:c="3"/>183,584</text:p>
          </table:table-cell>
          <table:table-cell table:style-name="ce27" table:formula="of:=[.I10]/[.$B10]*100" office:value-type="float" office:value="9.38320974630414" calcext:value-type="float">
            <text:p><text:s text:c="3"/>9.38</text:p>
          </table:table-cell>
          <table:table-cell table:style-name="ce42" office:value-type="float" office:value="1421385" calcext:value-type="float">
            <text:p><text:s text:c="3"/>1,421,385</text:p>
          </table:table-cell>
          <table:table-cell table:style-name="ce27" table:formula="of:=[.K10]/[.$B10]*100" office:value-type="float" office:value="72.648779769754" calcext:value-type="float">
            <text:p><text:s text:c="3"/>72.65</text:p>
          </table:table-cell>
          <table:table-cell table:style-name="ce35" office:value-type="float" office:value="157232" calcext:value-type="float">
            <text:p><text:s text:c="3"/>157,232</text:p>
          </table:table-cell>
          <table:table-cell table:style-name="ce53" table:formula="of:=[.M10]/[.$B10]*100" office:value-type="float" office:value="8.03632579544456" calcext:value-type="float">
            <text:p><text:s text:c="3"/>8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2625" calcext:value-type="float">
            <text:p><text:s text:c="3"/>502,625</text:p>
          </table:table-cell>
          <table:table-cell table:style-name="ce17" office:value-type="float" office:value="30243" calcext:value-type="float">
            <text:p><text:s text:c="3"/>30,243</text:p>
          </table:table-cell>
          <table:table-cell table:style-name="ce27" table:formula="of:=[.C11]/[.$B11]*100" office:value-type="float" office:value="6.01701069385725" calcext:value-type="float">
            <text:p><text:s text:c="3"/>6.02</text:p>
          </table:table-cell>
          <table:table-cell table:style-name="ce17" office:value-type="float" office:value="43244" calcext:value-type="float">
            <text:p><text:s text:c="3"/>43,244</text:p>
          </table:table-cell>
          <table:table-cell table:style-name="ce27" table:formula="of:=[.E11]/[.$B11]*100" office:value-type="float" office:value="8.60363093757772" calcext:value-type="float">
            <text:p><text:s text:c="3"/>8.60</text:p>
          </table:table-cell>
          <table:table-cell table:style-name="ce17" office:value-type="float" office:value="78855" calcext:value-type="float">
            <text:p><text:s text:c="3"/>78,855</text:p>
          </table:table-cell>
          <table:table-cell table:style-name="ce27" table:formula="of:=[.G11]/[.$B11]*100" office:value-type="float" office:value="15.688634667993" calcext:value-type="float">
            <text:p><text:s text:c="3"/>15.69</text:p>
          </table:table-cell>
          <table:table-cell table:style-name="ce35" office:value-type="float" office:value="44562" calcext:value-type="float">
            <text:p><text:s text:c="3"/>44,562</text:p>
          </table:table-cell>
          <table:table-cell table:style-name="ce27" table:formula="of:=[.I11]/[.$B11]*100" office:value-type="float" office:value="8.86585426510818" calcext:value-type="float">
            <text:p><text:s text:c="3"/>8.87</text:p>
          </table:table-cell>
          <table:table-cell table:style-name="ce42" office:value-type="float" office:value="365120" calcext:value-type="float">
            <text:p><text:s text:c="3"/>365,120</text:p>
          </table:table-cell>
          <table:table-cell table:style-name="ce27" table:formula="of:=[.K11]/[.$B11]*100" office:value-type="float" office:value="72.642626212385" calcext:value-type="float">
            <text:p><text:s text:c="3"/>72.64</text:p>
          </table:table-cell>
          <table:table-cell table:style-name="ce35" office:value-type="float" office:value="56229" calcext:value-type="float">
            <text:p><text:s text:c="3"/>56,229</text:p>
          </table:table-cell>
          <table:table-cell table:style-name="ce53" table:formula="of:=[.M11]/[.$B11]*100" office:value-type="float" office:value="11.1870678935588" calcext:value-type="float">
            <text:p><text:s text:c="3"/>11.1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397" calcext:value-type="float">
            <text:p><text:s text:c="3"/>560,397</text:p>
          </table:table-cell>
          <table:table-cell table:style-name="ce17" office:value-type="float" office:value="25989" calcext:value-type="float">
            <text:p><text:s text:c="3"/>25,989</text:p>
          </table:table-cell>
          <table:table-cell table:style-name="ce27" table:formula="of:=[.C12]/[.$B12]*100" office:value-type="float" office:value="4.63760512636577" calcext:value-type="float">
            <text:p><text:s text:c="3"/>4.64</text:p>
          </table:table-cell>
          <table:table-cell table:style-name="ce17" office:value-type="float" office:value="38107" calcext:value-type="float">
            <text:p><text:s text:c="3"/>38,107</text:p>
          </table:table-cell>
          <table:table-cell table:style-name="ce27" table:formula="of:=[.E12]/[.$B12]*100" office:value-type="float" office:value="6.8000007137797" calcext:value-type="float">
            <text:p><text:s text:c="3"/>6.80</text:p>
          </table:table-cell>
          <table:table-cell table:style-name="ce17" office:value-type="float" office:value="72510" calcext:value-type="float">
            <text:p><text:s text:c="3"/>72,510</text:p>
          </table:table-cell>
          <table:table-cell table:style-name="ce27" table:formula="of:=[.G12]/[.$B12]*100" office:value-type="float" office:value="12.939041429558" calcext:value-type="float">
            <text:p><text:s text:c="3"/>12.94</text:p>
          </table:table-cell>
          <table:table-cell table:style-name="ce35" office:value-type="float" office:value="47506" calcext:value-type="float">
            <text:p><text:s text:c="3"/>47,506</text:p>
          </table:table-cell>
          <table:table-cell table:style-name="ce27" table:formula="of:=[.I12]/[.$B12]*100" office:value-type="float" office:value="8.47720455320068" calcext:value-type="float">
            <text:p><text:s text:c="3"/>8.48</text:p>
          </table:table-cell>
          <table:table-cell table:style-name="ce42" office:value-type="float" office:value="423863" calcext:value-type="float">
            <text:p><text:s text:c="3"/>423,863</text:p>
          </table:table-cell>
          <table:table-cell table:style-name="ce27" table:formula="of:=[.K12]/[.$B12]*100" office:value-type="float" office:value="75.6362007648149" calcext:value-type="float">
            <text:p><text:s text:c="3"/>75.64</text:p>
          </table:table-cell>
          <table:table-cell table:style-name="ce35" office:value-type="float" office:value="73908" calcext:value-type="float">
            <text:p><text:s text:c="3"/>73,908</text:p>
          </table:table-cell>
          <table:table-cell table:style-name="ce53" table:formula="of:=[.M12]/[.$B12]*100" office:value-type="float" office:value="13.1885074331233" calcext:value-type="float">
            <text:p><text:s text:c="3"/>13.1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7301" calcext:value-type="float">
            <text:p><text:s text:c="3"/>1,557,301</text:p>
          </table:table-cell>
          <table:table-cell table:style-name="ce17" office:value-type="float" office:value="75918" calcext:value-type="float">
            <text:p><text:s text:c="3"/>75,918</text:p>
          </table:table-cell>
          <table:table-cell table:style-name="ce27" table:formula="of:=[.C13]/[.$B13]*100" office:value-type="float" office:value="4.87497278946074" calcext:value-type="float">
            <text:p><text:s text:c="3"/>4.87</text:p>
          </table:table-cell>
          <table:table-cell table:style-name="ce17" office:value-type="float" office:value="110981" calcext:value-type="float">
            <text:p><text:s text:c="3"/>110,981</text:p>
          </table:table-cell>
          <table:table-cell table:style-name="ce27" table:formula="of:=[.E13]/[.$B13]*100" office:value-type="float" office:value="7.12649641912514" calcext:value-type="float">
            <text:p><text:s text:c="3"/>7.13</text:p>
          </table:table-cell>
          <table:table-cell table:style-name="ce17" office:value-type="float" office:value="216928" calcext:value-type="float">
            <text:p><text:s text:c="3"/>216,928</text:p>
          </table:table-cell>
          <table:table-cell table:style-name="ce27" table:formula="of:=[.G13]/[.$B13]*100" office:value-type="float" office:value="13.9297412638918" calcext:value-type="float">
            <text:p><text:s text:c="3"/>13.93</text:p>
          </table:table-cell>
          <table:table-cell table:style-name="ce35" office:value-type="float" office:value="143449" calcext:value-type="float">
            <text:p><text:s text:c="3"/>143,449</text:p>
          </table:table-cell>
          <table:table-cell table:style-name="ce27" table:formula="of:=[.I13]/[.$B13]*100" office:value-type="float" office:value="9.21138559597663" calcext:value-type="float">
            <text:p><text:s text:c="3"/>9.21</text:p>
          </table:table-cell>
          <table:table-cell table:style-name="ce42" office:value-type="float" office:value="1148503" calcext:value-type="float">
            <text:p><text:s text:c="3"/>1,148,503</text:p>
          </table:table-cell>
          <table:table-cell table:style-name="ce27" table:formula="of:=[.K13]/[.$B13]*100" office:value-type="float" office:value="73.749583413868" calcext:value-type="float">
            <text:p><text:s text:c="3"/>73.75</text:p>
          </table:table-cell>
          <table:table-cell table:style-name="ce35" office:value-type="float" office:value="134906" calcext:value-type="float">
            <text:p><text:s text:c="3"/>134,906</text:p>
          </table:table-cell>
          <table:table-cell table:style-name="ce53" table:formula="of:=[.M13]/[.$B13]*100" office:value-type="float" office:value="8.66280828176441" calcext:value-type="float">
            <text:p><text:s text:c="3"/>8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948" calcext:value-type="float">
            <text:p><text:s text:c="3"/>1,312,948</text:p>
          </table:table-cell>
          <table:table-cell table:style-name="ce17" office:value-type="float" office:value="62609" calcext:value-type="float">
            <text:p><text:s text:c="3"/>62,609</text:p>
          </table:table-cell>
          <table:table-cell table:style-name="ce27" table:formula="of:=[.C14]/[.$B14]*100" office:value-type="float" office:value="4.76858184787212" calcext:value-type="float">
            <text:p><text:s text:c="3"/>4.77</text:p>
          </table:table-cell>
          <table:table-cell table:style-name="ce17" office:value-type="float" office:value="91273" calcext:value-type="float">
            <text:p><text:s text:c="3"/>91,273</text:p>
          </table:table-cell>
          <table:table-cell table:style-name="ce27" table:formula="of:=[.E14]/[.$B14]*100" office:value-type="float" office:value="6.95176046576102" calcext:value-type="float">
            <text:p><text:s text:c="3"/>6.95</text:p>
          </table:table-cell>
          <table:table-cell table:style-name="ce17" office:value-type="float" office:value="175705" calcext:value-type="float">
            <text:p><text:s text:c="3"/>175,705</text:p>
          </table:table-cell>
          <table:table-cell table:style-name="ce27" table:formula="of:=[.G14]/[.$B14]*100" office:value-type="float" office:value="13.3824797326322" calcext:value-type="float">
            <text:p><text:s text:c="3"/>13.38</text:p>
          </table:table-cell>
          <table:table-cell table:style-name="ce35" office:value-type="float" office:value="110843" calcext:value-type="float">
            <text:p><text:s text:c="3"/>110,843</text:p>
          </table:table-cell>
          <table:table-cell table:style-name="ce27" table:formula="of:=[.I14]/[.$B14]*100" office:value-type="float" office:value="8.44229931421503" calcext:value-type="float">
            <text:p><text:s text:c="3"/>8.44</text:p>
          </table:table-cell>
          <table:table-cell table:style-name="ce42" office:value-type="float" office:value="987829" calcext:value-type="float">
            <text:p><text:s text:c="3"/>987,829</text:p>
          </table:table-cell>
          <table:table-cell table:style-name="ce27" table:formula="of:=[.K14]/[.$B14]*100" office:value-type="float" office:value="75.2374808446336" calcext:value-type="float">
            <text:p><text:s text:c="3"/>75.24</text:p>
          </table:table-cell>
          <table:table-cell table:style-name="ce35" office:value-type="float" office:value="154598" calcext:value-type="float">
            <text:p><text:s text:c="3"/>154,598</text:p>
          </table:table-cell>
          <table:table-cell table:style-name="ce53" table:formula="of:=[.M14]/[.$B14]*100" office:value-type="float" office:value="11.7748760803931" calcext:value-type="float">
            <text:p><text:s text:c="3"/>11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2059" calcext:value-type="float">
            <text:p><text:s text:c="3"/>532,059</text:p>
          </table:table-cell>
          <table:table-cell table:style-name="ce17" office:value-type="float" office:value="22658" calcext:value-type="float">
            <text:p><text:s text:c="3"/>22,658</text:p>
          </table:table-cell>
          <table:table-cell table:style-name="ce27" table:formula="of:=[.C15]/[.$B15]*100" office:value-type="float" office:value="4.25855027355989" calcext:value-type="float">
            <text:p><text:s text:c="3"/>4.26</text:p>
          </table:table-cell>
          <table:table-cell table:style-name="ce17" office:value-type="float" office:value="33130" calcext:value-type="float">
            <text:p><text:s text:c="3"/>33,130</text:p>
          </table:table-cell>
          <table:table-cell table:style-name="ce27" table:formula="of:=[.E15]/[.$B15]*100" office:value-type="float" office:value="6.22675304806422" calcext:value-type="float">
            <text:p><text:s text:c="3"/>6.23</text:p>
          </table:table-cell>
          <table:table-cell table:style-name="ce17" office:value-type="float" office:value="65155" calcext:value-type="float">
            <text:p><text:s text:c="3"/>65,155</text:p>
          </table:table-cell>
          <table:table-cell table:style-name="ce27" table:formula="of:=[.G15]/[.$B15]*100" office:value-type="float" office:value="12.2458223618057" calcext:value-type="float">
            <text:p><text:s text:c="3"/>12.25</text:p>
          </table:table-cell>
          <table:table-cell table:style-name="ce35" office:value-type="float" office:value="44418" calcext:value-type="float">
            <text:p><text:s text:c="3"/>44,418</text:p>
          </table:table-cell>
          <table:table-cell table:style-name="ce27" table:formula="of:=[.I15]/[.$B15]*100" office:value-type="float" office:value="8.34832227252993" calcext:value-type="float">
            <text:p><text:s text:c="3"/>8.35</text:p>
          </table:table-cell>
          <table:table-cell table:style-name="ce42" office:value-type="float" office:value="407441" calcext:value-type="float">
            <text:p><text:s text:c="3"/>407,441</text:p>
          </table:table-cell>
          <table:table-cell table:style-name="ce27" table:formula="of:=[.K15]/[.$B15]*100" office:value-type="float" office:value="76.5781614445015" calcext:value-type="float">
            <text:p><text:s text:c="3"/>76.58</text:p>
          </table:table-cell>
          <table:table-cell table:style-name="ce35" office:value-type="float" office:value="70224" calcext:value-type="float">
            <text:p><text:s text:c="3"/>70,224</text:p>
          </table:table-cell>
          <table:table-cell table:style-name="ce53" table:formula="of:=[.M15]/[.$B15]*100" office:value-type="float" office:value="13.1985362525585" calcext:value-type="float">
            <text:p><text:s text:c="3"/>13.2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4238" calcext:value-type="float">
            <text:p><text:s text:c="3"/>724,238</text:p>
          </table:table-cell>
          <table:table-cell table:style-name="ce17" office:value-type="float" office:value="32622" calcext:value-type="float">
            <text:p><text:s text:c="3"/>32,622</text:p>
          </table:table-cell>
          <table:table-cell table:style-name="ce27" table:formula="of:=[.C16]/[.$B16]*100" office:value-type="float" office:value="4.50432040296146" calcext:value-type="float">
            <text:p><text:s text:c="3"/>4.50</text:p>
          </table:table-cell>
          <table:table-cell table:style-name="ce17" office:value-type="float" office:value="47545" calcext:value-type="float">
            <text:p><text:s text:c="3"/>47,545</text:p>
          </table:table-cell>
          <table:table-cell table:style-name="ce27" table:formula="of:=[.E16]/[.$B16]*100" office:value-type="float" office:value="6.56483089813017" calcext:value-type="float">
            <text:p><text:s text:c="3"/>6.56</text:p>
          </table:table-cell>
          <table:table-cell table:style-name="ce17" office:value-type="float" office:value="91098" calcext:value-type="float">
            <text:p><text:s text:c="3"/>91,098</text:p>
          </table:table-cell>
          <table:table-cell table:style-name="ce27" table:formula="of:=[.G16]/[.$B16]*100" office:value-type="float" office:value="12.5784617763774" calcext:value-type="float">
            <text:p><text:s text:c="3"/>12.58</text:p>
          </table:table-cell>
          <table:table-cell table:style-name="ce35" office:value-type="float" office:value="54611" calcext:value-type="float">
            <text:p><text:s text:c="3"/>54,611</text:p>
          </table:table-cell>
          <table:table-cell table:style-name="ce27" table:formula="of:=[.I16]/[.$B16]*100" office:value-type="float" office:value="7.54047702550819" calcext:value-type="float">
            <text:p><text:s text:c="3"/>7.54</text:p>
          </table:table-cell>
          <table:table-cell table:style-name="ce42" office:value-type="float" office:value="560386" calcext:value-type="float">
            <text:p><text:s text:c="3"/>560,386</text:p>
          </table:table-cell>
          <table:table-cell table:style-name="ce27" table:formula="of:=[.K16]/[.$B16]*100" office:value-type="float" office:value="77.375945476487" calcext:value-type="float">
            <text:p><text:s text:c="3"/>77.38</text:p>
          </table:table-cell>
          <table:table-cell table:style-name="ce35" office:value-type="float" office:value="106502" calcext:value-type="float">
            <text:p><text:s text:c="3"/>106,502</text:p>
          </table:table-cell>
          <table:table-cell table:style-name="ce53" table:formula="of:=[.M16]/[.$B16]*100" office:value-type="float" office:value="14.7053869032003" calcext:value-type="float">
            <text:p><text:s text:c="3"/>14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8612" calcext:value-type="float">
            <text:p><text:s text:c="3"/>548,612</text:p>
          </table:table-cell>
          <table:table-cell table:style-name="ce17" office:value-type="float" office:value="24083" calcext:value-type="float">
            <text:p><text:s text:c="3"/>24,083</text:p>
          </table:table-cell>
          <table:table-cell table:style-name="ce27" table:formula="of:=[.C17]/[.$B17]*100" office:value-type="float" office:value="4.38980554563152" calcext:value-type="float">
            <text:p><text:s text:c="3"/>4.39</text:p>
          </table:table-cell>
          <table:table-cell table:style-name="ce17" office:value-type="float" office:value="34768" calcext:value-type="float">
            <text:p><text:s text:c="3"/>34,768</text:p>
          </table:table-cell>
          <table:table-cell table:style-name="ce27" table:formula="of:=[.E17]/[.$B17]*100" office:value-type="float" office:value="6.33744795957799" calcext:value-type="float">
            <text:p><text:s text:c="3"/>6.34</text:p>
          </table:table-cell>
          <table:table-cell table:style-name="ce17" office:value-type="float" office:value="65148" calcext:value-type="float">
            <text:p><text:s text:c="3"/>65,148</text:p>
          </table:table-cell>
          <table:table-cell table:style-name="ce27" table:formula="of:=[.G17]/[.$B17]*100" office:value-type="float" office:value="11.8750592404103" calcext:value-type="float">
            <text:p><text:s text:c="3"/>11.88</text:p>
          </table:table-cell>
          <table:table-cell table:style-name="ce35" office:value-type="float" office:value="40085" calcext:value-type="float">
            <text:p><text:s text:c="3"/>40,085</text:p>
          </table:table-cell>
          <table:table-cell table:style-name="ce27" table:formula="of:=[.I17]/[.$B17]*100" office:value-type="float" office:value="7.30662107281649" calcext:value-type="float">
            <text:p><text:s text:c="3"/>7.31</text:p>
          </table:table-cell>
          <table:table-cell table:style-name="ce42" office:value-type="float" office:value="429225" calcext:value-type="float">
            <text:p><text:s text:c="3"/>429,225</text:p>
          </table:table-cell>
          <table:table-cell table:style-name="ce27" table:formula="of:=[.K17]/[.$B17]*100" office:value-type="float" office:value="78.2383542467172" calcext:value-type="float">
            <text:p><text:s text:c="3"/>78.24</text:p>
          </table:table-cell>
          <table:table-cell table:style-name="ce35" office:value-type="float" office:value="84229" calcext:value-type="float">
            <text:p><text:s text:c="3"/>84,229</text:p>
          </table:table-cell>
          <table:table-cell table:style-name="ce53" table:formula="of:=[.M17]/[.$B17]*100" office:value-type="float" office:value="15.3531093012913" calcext:value-type="float">
            <text:p><text:s text:c="3"/>15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654" calcext:value-type="float">
            <text:p><text:s text:c="3"/>1,104,654</text:p>
          </table:table-cell>
          <table:table-cell table:style-name="ce17" office:value-type="float" office:value="44286" calcext:value-type="float">
            <text:p><text:s text:c="3"/>44,286</text:p>
          </table:table-cell>
          <table:table-cell table:style-name="ce27" table:formula="of:=[.C18]/[.$B18]*100" office:value-type="float" office:value="4.00903812415471" calcext:value-type="float">
            <text:p><text:s text:c="3"/>4.01</text:p>
          </table:table-cell>
          <table:table-cell table:style-name="ce17" office:value-type="float" office:value="64399" calcext:value-type="float">
            <text:p><text:s text:c="3"/>64,399</text:p>
          </table:table-cell>
          <table:table-cell table:style-name="ce27" table:formula="of:=[.E18]/[.$B18]*100" office:value-type="float" office:value="5.82978923717291" calcext:value-type="float">
            <text:p><text:s text:c="3"/>5.83</text:p>
          </table:table-cell>
          <table:table-cell table:style-name="ce17" office:value-type="float" office:value="125983" calcext:value-type="float">
            <text:p><text:s text:c="3"/>125,983</text:p>
          </table:table-cell>
          <table:table-cell table:style-name="ce27" table:formula="of:=[.G18]/[.$B18]*100" office:value-type="float" office:value="11.4047475499116" calcext:value-type="float">
            <text:p><text:s text:c="3"/>11.40</text:p>
          </table:table-cell>
          <table:table-cell table:style-name="ce35" office:value-type="float" office:value="86580" calcext:value-type="float">
            <text:p><text:s text:c="3"/>86,580</text:p>
          </table:table-cell>
          <table:table-cell table:style-name="ce27" table:formula="of:=[.I18]/[.$B18]*100" office:value-type="float" office:value="7.83774829041492" calcext:value-type="float">
            <text:p><text:s text:c="3"/>7.84</text:p>
          </table:table-cell>
          <table:table-cell table:style-name="ce42" office:value-type="float" office:value="861232" calcext:value-type="float">
            <text:p><text:s text:c="3"/>861,232</text:p>
          </table:table-cell>
          <table:table-cell table:style-name="ce27" table:formula="of:=[.K18]/[.$B18]*100" office:value-type="float" office:value="77.9639597557244" calcext:value-type="float">
            <text:p><text:s text:c="3"/>77.96</text:p>
          </table:table-cell>
          <table:table-cell table:style-name="ce35" office:value-type="float" office:value="140720" calcext:value-type="float">
            <text:p><text:s text:c="3"/>140,720</text:p>
          </table:table-cell>
          <table:table-cell table:style-name="ce53" table:formula="of:=[.M18]/[.$B18]*100" office:value-type="float" office:value="12.7388304392145" calcext:value-type="float">
            <text:p><text:s text:c="3"/>12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347" calcext:value-type="float">
            <text:p><text:s text:c="3"/>1,243,347</text:p>
          </table:table-cell>
          <table:table-cell table:style-name="ce17" office:value-type="float" office:value="53238" calcext:value-type="float">
            <text:p><text:s text:c="3"/>53,238</text:p>
          </table:table-cell>
          <table:table-cell table:style-name="ce27" table:formula="of:=[.C19]/[.$B19]*100" office:value-type="float" office:value="4.28182960991582" calcext:value-type="float">
            <text:p><text:s text:c="3"/>4.28</text:p>
          </table:table-cell>
          <table:table-cell table:style-name="ce17" office:value-type="float" office:value="76782" calcext:value-type="float">
            <text:p><text:s text:c="3"/>76,782</text:p>
          </table:table-cell>
          <table:table-cell table:style-name="ce27" table:formula="of:=[.E19]/[.$B19]*100" office:value-type="float" office:value="6.17542809851152" calcext:value-type="float">
            <text:p><text:s text:c="3"/>6.18</text:p>
          </table:table-cell>
          <table:table-cell table:style-name="ce17" office:value-type="float" office:value="147276" calcext:value-type="float">
            <text:p><text:s text:c="3"/>147,276</text:p>
          </table:table-cell>
          <table:table-cell table:style-name="ce27" table:formula="of:=[.G19]/[.$B19]*100" office:value-type="float" office:value="11.8451244905887" calcext:value-type="float">
            <text:p><text:s text:c="3"/>11.85</text:p>
          </table:table-cell>
          <table:table-cell table:style-name="ce35" office:value-type="float" office:value="100397" calcext:value-type="float">
            <text:p><text:s text:c="3"/>100,397</text:p>
          </table:table-cell>
          <table:table-cell table:style-name="ce27" table:formula="of:=[.I19]/[.$B19]*100" office:value-type="float" office:value="8.0747369801029" calcext:value-type="float">
            <text:p><text:s text:c="3"/>8.07</text:p>
          </table:table-cell>
          <table:table-cell table:style-name="ce42" office:value-type="float" office:value="960584" calcext:value-type="float">
            <text:p><text:s text:c="3"/>960,584</text:p>
          </table:table-cell>
          <table:table-cell table:style-name="ce27" table:formula="of:=[.K19]/[.$B19]*100" office:value-type="float" office:value="77.2579175403166" calcext:value-type="float">
            <text:p><text:s text:c="3"/>77.26</text:p>
          </table:table-cell>
          <table:table-cell table:style-name="ce35" office:value-type="float" office:value="125514" calcext:value-type="float">
            <text:p><text:s text:c="3"/>125,514</text:p>
          </table:table-cell>
          <table:table-cell table:style-name="ce53" table:formula="of:=[.M19]/[.$B19]*100" office:value-type="float" office:value="10.0948488233775" calcext:value-type="float">
            <text:p><text:s text:c="3"/>10.0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5316" calcext:value-type="float">
            <text:p><text:s text:c="3"/>885,316</text:p>
          </table:table-cell>
          <table:table-cell table:style-name="ce17" office:value-type="float" office:value="36248" calcext:value-type="float">
            <text:p><text:s text:c="3"/>36,248</text:p>
          </table:table-cell>
          <table:table-cell table:style-name="ce27" table:formula="of:=[.C20]/[.$B20]*100" office:value-type="float" office:value="4.09435726904292" calcext:value-type="float">
            <text:p><text:s text:c="3"/>4.09</text:p>
          </table:table-cell>
          <table:table-cell table:style-name="ce17" office:value-type="float" office:value="53463" calcext:value-type="float">
            <text:p><text:s text:c="3"/>53,463</text:p>
          </table:table-cell>
          <table:table-cell table:style-name="ce27" table:formula="of:=[.E20]/[.$B20]*100" office:value-type="float" office:value="6.03886070058601" calcext:value-type="float">
            <text:p><text:s text:c="3"/>6.04</text:p>
          </table:table-cell>
          <table:table-cell table:style-name="ce17" office:value-type="float" office:value="106035" calcext:value-type="float">
            <text:p><text:s text:c="3"/>106,035</text:p>
          </table:table-cell>
          <table:table-cell table:style-name="ce27" table:formula="of:=[.G20]/[.$B20]*100" office:value-type="float" office:value="11.9770793705298" calcext:value-type="float">
            <text:p><text:s text:c="3"/>11.98</text:p>
          </table:table-cell>
          <table:table-cell table:style-name="ce35" office:value-type="float" office:value="72950" calcext:value-type="float">
            <text:p><text:s text:c="3"/>72,950</text:p>
          </table:table-cell>
          <table:table-cell table:style-name="ce27" table:formula="of:=[.I20]/[.$B20]*100" office:value-type="float" office:value="8.23999566256568" calcext:value-type="float">
            <text:p><text:s text:c="3"/>8.24</text:p>
          </table:table-cell>
          <table:table-cell table:style-name="ce42" office:value-type="float" office:value="682218" calcext:value-type="float">
            <text:p><text:s text:c="3"/>682,218</text:p>
          </table:table-cell>
          <table:table-cell table:style-name="ce27" table:formula="of:=[.K20]/[.$B20]*100" office:value-type="float" office:value="77.05926471452" calcext:value-type="float">
            <text:p><text:s text:c="3"/>77.06</text:p>
          </table:table-cell>
          <table:table-cell table:style-name="ce35" office:value-type="float" office:value="108429" calcext:value-type="float">
            <text:p><text:s text:c="3"/>108,429</text:p>
          </table:table-cell>
          <table:table-cell table:style-name="ce53" table:formula="of:=[.M20]/[.$B20]*100" office:value-type="float" office:value="12.2474912912452" calcext:value-type="float">
            <text:p><text:s text:c="3"/>12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055" calcext:value-type="float">
            <text:p><text:s text:c="3"/>232,055</text:p>
          </table:table-cell>
          <table:table-cell table:style-name="ce17" office:value-type="float" office:value="10428" calcext:value-type="float">
            <text:p><text:s text:c="3"/>10,428</text:p>
          </table:table-cell>
          <table:table-cell table:style-name="ce27" table:formula="of:=[.C21]/[.$B21]*100" office:value-type="float" office:value="4.49376225463791" calcext:value-type="float">
            <text:p><text:s text:c="3"/>4.49</text:p>
          </table:table-cell>
          <table:table-cell table:style-name="ce17" office:value-type="float" office:value="15139" calcext:value-type="float">
            <text:p><text:s text:c="3"/>15,139</text:p>
          </table:table-cell>
          <table:table-cell table:style-name="ce27" table:formula="of:=[.E21]/[.$B21]*100" office:value-type="float" office:value="6.52388442395122" calcext:value-type="float">
            <text:p><text:s text:c="3"/>6.52</text:p>
          </table:table-cell>
          <table:table-cell table:style-name="ce17" office:value-type="float" office:value="29095" calcext:value-type="float">
            <text:p><text:s text:c="3"/>29,095</text:p>
          </table:table-cell>
          <table:table-cell table:style-name="ce27" table:formula="of:=[.G21]/[.$B21]*100" office:value-type="float" office:value="12.5379759108832" calcext:value-type="float">
            <text:p><text:s text:c="3"/>12.54</text:p>
          </table:table-cell>
          <table:table-cell table:style-name="ce35" office:value-type="float" office:value="18629" calcext:value-type="float">
            <text:p><text:s text:c="3"/>18,629</text:p>
          </table:table-cell>
          <table:table-cell table:style-name="ce27" table:formula="of:=[.I21]/[.$B21]*100" office:value-type="float" office:value="8.02783822800629" calcext:value-type="float">
            <text:p><text:s text:c="3"/>8.03</text:p>
          </table:table-cell>
          <table:table-cell table:style-name="ce42" office:value-type="float" office:value="178217" calcext:value-type="float">
            <text:p><text:s text:c="3"/>178,217</text:p>
          </table:table-cell>
          <table:table-cell table:style-name="ce27" table:formula="of:=[.K21]/[.$B21]*100" office:value-type="float" office:value="76.7994656439206" calcext:value-type="float">
            <text:p><text:s text:c="3"/>76.80</text:p>
          </table:table-cell>
          <table:table-cell table:style-name="ce35" office:value-type="float" office:value="29934" calcext:value-type="float">
            <text:p><text:s text:c="3"/>29,934</text:p>
          </table:table-cell>
          <table:table-cell table:style-name="ce53" table:formula="of:=[.M21]/[.$B21]*100" office:value-type="float" office:value="12.8995281291073" calcext:value-type="float">
            <text:p><text:s text:c="3"/>12.9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709" calcext:value-type="float">
            <text:p><text:s text:c="3"/>341,709</text:p>
          </table:table-cell>
          <table:table-cell table:style-name="ce17" office:value-type="float" office:value="14576" calcext:value-type="float">
            <text:p><text:s text:c="3"/>14,576</text:p>
          </table:table-cell>
          <table:table-cell table:style-name="ce27" table:formula="of:=[.C22]/[.$B22]*100" office:value-type="float" office:value="4.26561782101145" calcext:value-type="float">
            <text:p><text:s text:c="3"/>4.27</text:p>
          </table:table-cell>
          <table:table-cell table:style-name="ce17" office:value-type="float" office:value="21233" calcext:value-type="float">
            <text:p><text:s text:c="3"/>21,233</text:p>
          </table:table-cell>
          <table:table-cell table:style-name="ce27" table:formula="of:=[.E22]/[.$B22]*100" office:value-type="float" office:value="6.21376668451811" calcext:value-type="float">
            <text:p><text:s text:c="3"/>6.21</text:p>
          </table:table-cell>
          <table:table-cell table:style-name="ce17" office:value-type="float" office:value="41778" calcext:value-type="float">
            <text:p><text:s text:c="3"/>41,778</text:p>
          </table:table-cell>
          <table:table-cell table:style-name="ce27" table:formula="of:=[.G22]/[.$B22]*100" office:value-type="float" office:value="12.2261924620071" calcext:value-type="float">
            <text:p><text:s text:c="3"/>12.23</text:p>
          </table:table-cell>
          <table:table-cell table:style-name="ce35" office:value-type="float" office:value="28859" calcext:value-type="float">
            <text:p><text:s text:c="3"/>28,859</text:p>
          </table:table-cell>
          <table:table-cell table:style-name="ce27" table:formula="of:=[.I22]/[.$B22]*100" office:value-type="float" office:value="8.44549016853522" calcext:value-type="float">
            <text:p><text:s text:c="3"/>8.45</text:p>
          </table:table-cell>
          <table:table-cell table:style-name="ce42" office:value-type="float" office:value="261737" calcext:value-type="float">
            <text:p><text:s text:c="3"/>261,737</text:p>
          </table:table-cell>
          <table:table-cell table:style-name="ce27" table:formula="of:=[.K22]/[.$B22]*100" office:value-type="float" office:value="76.596460731207" calcext:value-type="float">
            <text:p><text:s text:c="3"/>76.60</text:p>
          </table:table-cell>
          <table:table-cell table:style-name="ce35" office:value-type="float" office:value="41870" calcext:value-type="float">
            <text:p><text:s text:c="3"/>41,870</text:p>
          </table:table-cell>
          <table:table-cell table:style-name="ce53" table:formula="of:=[.M22]/[.$B22]*100" office:value-type="float" office:value="12.2531159553889" calcext:value-type="float">
            <text:p><text:s text:c="3"/>12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3181" calcext:value-type="float">
            <text:p><text:s text:c="3"/>93,181</text:p>
          </table:table-cell>
          <table:table-cell table:style-name="ce17" office:value-type="float" office:value="3985" calcext:value-type="float">
            <text:p><text:s text:c="3"/>3,985</text:p>
          </table:table-cell>
          <table:table-cell table:style-name="ce27" table:formula="of:=[.C23]/[.$B23]*100" office:value-type="float" office:value="4.27662291668903" calcext:value-type="float">
            <text:p><text:s text:c="3"/>4.28</text:p>
          </table:table-cell>
          <table:table-cell table:style-name="ce17" office:value-type="float" office:value="5737" calcext:value-type="float">
            <text:p><text:s text:c="3"/>5,737</text:p>
          </table:table-cell>
          <table:table-cell table:style-name="ce27" table:formula="of:=[.E23]/[.$B23]*100" office:value-type="float" office:value="6.15683454781554" calcext:value-type="float">
            <text:p><text:s text:c="3"/>6.16</text:p>
          </table:table-cell>
          <table:table-cell table:style-name="ce17" office:value-type="float" office:value="10835" calcext:value-type="float">
            <text:p><text:s text:c="3"/>10,835</text:p>
          </table:table-cell>
          <table:table-cell table:style-name="ce27" table:formula="of:=[.G23]/[.$B23]*100" office:value-type="float" office:value="11.6279069767442" calcext:value-type="float">
            <text:p><text:s text:c="3"/>11.63</text:p>
          </table:table-cell>
          <table:table-cell table:style-name="ce35" office:value-type="float" office:value="6595" calcext:value-type="float">
            <text:p><text:s text:c="3"/>6,595</text:p>
          </table:table-cell>
          <table:table-cell table:style-name="ce27" table:formula="of:=[.I23]/[.$B23]*100" office:value-type="float" office:value="7.07762312059325" calcext:value-type="float">
            <text:p><text:s text:c="3"/>7.08</text:p>
          </table:table-cell>
          <table:table-cell table:style-name="ce42" office:value-type="float" office:value="73373" calcext:value-type="float">
            <text:p><text:s text:c="3"/>73,373</text:p>
          </table:table-cell>
          <table:table-cell table:style-name="ce27" table:formula="of:=[.K23]/[.$B23]*100" office:value-type="float" office:value="78.7424474946609" calcext:value-type="float">
            <text:p><text:s text:c="3"/>78.74</text:p>
          </table:table-cell>
          <table:table-cell table:style-name="ce35" office:value-type="float" office:value="13903" calcext:value-type="float">
            <text:p><text:s text:c="3"/>13,903</text:p>
          </table:table-cell>
          <table:table-cell table:style-name="ce53" table:formula="of:=[.M23]/[.$B23]*100" office:value-type="float" office:value="14.9204236915251" calcext:value-type="float">
            <text:p><text:s text:c="3"/>14.9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9035" calcext:value-type="float">
            <text:p><text:s text:c="3"/>389,035</text:p>
          </table:table-cell>
          <table:table-cell table:style-name="ce17" office:value-type="float" office:value="14564" calcext:value-type="float">
            <text:p><text:s text:c="3"/>14,564</text:p>
          </table:table-cell>
          <table:table-cell table:style-name="ce27" table:formula="of:=[.C24]/[.$B24]*100" office:value-type="float" office:value="3.74362203914815" calcext:value-type="float">
            <text:p><text:s text:c="3"/>3.74</text:p>
          </table:table-cell>
          <table:table-cell table:style-name="ce17" office:value-type="float" office:value="21593" calcext:value-type="float">
            <text:p><text:s text:c="3"/>21,593</text:p>
          </table:table-cell>
          <table:table-cell table:style-name="ce27" table:formula="of:=[.E24]/[.$B24]*100" office:value-type="float" office:value="5.55040034958294" calcext:value-type="float">
            <text:p><text:s text:c="3"/>5.55</text:p>
          </table:table-cell>
          <table:table-cell table:style-name="ce17" office:value-type="float" office:value="44902" calcext:value-type="float">
            <text:p><text:s text:c="3"/>44,902</text:p>
          </table:table-cell>
          <table:table-cell table:style-name="ce27" table:formula="of:=[.G24]/[.$B24]*100" office:value-type="float" office:value="11.5418921176758" calcext:value-type="float">
            <text:p><text:s text:c="3"/>11.54</text:p>
          </table:table-cell>
          <table:table-cell table:style-name="ce35" office:value-type="float" office:value="33378" calcext:value-type="float">
            <text:p><text:s text:c="3"/>33,378</text:p>
          </table:table-cell>
          <table:table-cell table:style-name="ce27" table:formula="of:=[.I24]/[.$B24]*100" office:value-type="float" office:value="8.57969077332374" calcext:value-type="float">
            <text:p><text:s text:c="3"/>8.58</text:p>
          </table:table-cell>
          <table:table-cell table:style-name="ce42" office:value-type="float" office:value="299743" calcext:value-type="float">
            <text:p><text:s text:c="3"/>299,743</text:p>
          </table:table-cell>
          <table:table-cell table:style-name="ce27" table:formula="of:=[.K24]/[.$B24]*100" office:value-type="float" office:value="77.0478234606141" calcext:value-type="float">
            <text:p><text:s text:c="3"/>77.05</text:p>
          </table:table-cell>
          <table:table-cell table:style-name="ce35" office:value-type="float" office:value="41813" calcext:value-type="float">
            <text:p><text:s text:c="3"/>41,813</text:p>
          </table:table-cell>
          <table:table-cell table:style-name="ce53" table:formula="of:=[.M24]/[.$B24]*100" office:value-type="float" office:value="10.7478761551017" calcext:value-type="float">
            <text:p><text:s text:c="3"/>10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4723" calcext:value-type="float">
            <text:p><text:s text:c="3"/>404,723</text:p>
          </table:table-cell>
          <table:table-cell table:style-name="ce17" office:value-type="float" office:value="24022" calcext:value-type="float">
            <text:p><text:s text:c="3"/>24,022</text:p>
          </table:table-cell>
          <table:table-cell table:style-name="ce27" table:formula="of:=[.C25]/[.$B25]*100" office:value-type="float" office:value="5.93541755719344" calcext:value-type="float">
            <text:p><text:s text:c="3"/>5.94</text:p>
          </table:table-cell>
          <table:table-cell table:style-name="ce17" office:value-type="float" office:value="34287" calcext:value-type="float">
            <text:p><text:s text:c="3"/>34,287</text:p>
          </table:table-cell>
          <table:table-cell table:style-name="ce27" table:formula="of:=[.E25]/[.$B25]*100" office:value-type="float" office:value="8.47172016416166" calcext:value-type="float">
            <text:p><text:s text:c="3"/>8.47</text:p>
          </table:table-cell>
          <table:table-cell table:style-name="ce17" office:value-type="float" office:value="63291" calcext:value-type="float">
            <text:p><text:s text:c="3"/>63,291</text:p>
          </table:table-cell>
          <table:table-cell table:style-name="ce27" table:formula="of:=[.G25]/[.$B25]*100" office:value-type="float" office:value="15.6381030976742" calcext:value-type="float">
            <text:p><text:s text:c="3"/>15.64</text:p>
          </table:table-cell>
          <table:table-cell table:style-name="ce35" office:value-type="float" office:value="35167" calcext:value-type="float">
            <text:p><text:s text:c="3"/>35,167</text:p>
          </table:table-cell>
          <table:table-cell table:style-name="ce27" table:formula="of:=[.I25]/[.$B25]*100" office:value-type="float" office:value="8.68915282798358" calcext:value-type="float">
            <text:p><text:s text:c="3"/>8.69</text:p>
          </table:table-cell>
          <table:table-cell table:style-name="ce42" office:value-type="float" office:value="295257" calcext:value-type="float">
            <text:p><text:s text:c="3"/>295,257</text:p>
          </table:table-cell>
          <table:table-cell table:style-name="ce27" table:formula="of:=[.K25]/[.$B25]*100" office:value-type="float" office:value="72.952859115988" calcext:value-type="float">
            <text:p><text:s text:c="3"/>72.95</text:p>
          </table:table-cell>
          <table:table-cell table:style-name="ce35" office:value-type="float" office:value="37581" calcext:value-type="float">
            <text:p><text:s text:c="3"/>37,581</text:p>
          </table:table-cell>
          <table:table-cell table:style-name="ce53" table:formula="of:=[.M25]/[.$B25]*100" office:value-type="float" office:value="9.28561015805872" calcext:value-type="float">
            <text:p><text:s text:c="3"/>9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5093" calcext:value-type="float">
            <text:p><text:s text:c="3"/>1,065,093</text:p>
          </table:table-cell>
          <table:table-cell table:style-name="ce17" office:value-type="float" office:value="48449" calcext:value-type="float">
            <text:p><text:s text:c="3"/>48,449</text:p>
          </table:table-cell>
          <table:table-cell table:style-name="ce27" table:formula="of:=[.C26]/[.$B26]*100" office:value-type="float" office:value="4.54880465837256" calcext:value-type="float">
            <text:p><text:s text:c="3"/>4.55</text:p>
          </table:table-cell>
          <table:table-cell table:style-name="ce17" office:value-type="float" office:value="73119" calcext:value-type="float">
            <text:p><text:s text:c="3"/>73,119</text:p>
          </table:table-cell>
          <table:table-cell table:style-name="ce27" table:formula="of:=[.E26]/[.$B26]*100" office:value-type="float" office:value="6.86503432094662" calcext:value-type="float">
            <text:p><text:s text:c="3"/>6.87</text:p>
          </table:table-cell>
          <table:table-cell table:style-name="ce17" office:value-type="float" office:value="151934" calcext:value-type="float">
            <text:p><text:s text:c="3"/>151,934</text:p>
          </table:table-cell>
          <table:table-cell table:style-name="ce27" table:formula="of:=[.G26]/[.$B26]*100" office:value-type="float" office:value="14.2648576227616" calcext:value-type="float">
            <text:p><text:s text:c="3"/>14.26</text:p>
          </table:table-cell>
          <table:table-cell table:style-name="ce35" office:value-type="float" office:value="100009" calcext:value-type="float">
            <text:p><text:s text:c="3"/>100,009</text:p>
          </table:table-cell>
          <table:table-cell table:style-name="ce27" table:formula="of:=[.I26]/[.$B26]*100" office:value-type="float" office:value="9.38969648659788" calcext:value-type="float">
            <text:p><text:s text:c="3"/>9.39</text:p>
          </table:table-cell>
          <table:table-cell table:style-name="ce42" office:value-type="float" office:value="782704" calcext:value-type="float">
            <text:p><text:s text:c="3"/>782,704</text:p>
          </table:table-cell>
          <table:table-cell table:style-name="ce27" table:formula="of:=[.K26]/[.$B26]*100" office:value-type="float" office:value="73.4869161660062" calcext:value-type="float">
            <text:p><text:s text:c="3"/>73.49</text:p>
          </table:table-cell>
          <table:table-cell table:style-name="ce35" office:value-type="float" office:value="84335" calcext:value-type="float">
            <text:p><text:s text:c="3"/>84,335</text:p>
          </table:table-cell>
          <table:table-cell table:style-name="ce53" table:formula="of:=[.M26]/[.$B26]*100" office:value-type="float" office:value="7.91808790406096" calcext:value-type="float">
            <text:p><text:s text:c="3"/>7.9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064" calcext:value-type="float">
            <text:p><text:s text:c="3"/>274,064</text:p>
          </table:table-cell>
          <table:table-cell table:style-name="ce17" office:value-type="float" office:value="11409" calcext:value-type="float">
            <text:p><text:s text:c="3"/>11,409</text:p>
          </table:table-cell>
          <table:table-cell table:style-name="ce27" table:formula="of:=[.C27]/[.$B27]*100" office:value-type="float" office:value="4.1628962578084" calcext:value-type="float">
            <text:p><text:s text:c="3"/>4.16</text:p>
          </table:table-cell>
          <table:table-cell table:style-name="ce17" office:value-type="float" office:value="17652" calcext:value-type="float">
            <text:p><text:s text:c="3"/>17,652</text:p>
          </table:table-cell>
          <table:table-cell table:style-name="ce27" table:formula="of:=[.E27]/[.$B27]*100" office:value-type="float" office:value="6.44083133866542" calcext:value-type="float">
            <text:p><text:s text:c="3"/>6.44</text:p>
          </table:table-cell>
          <table:table-cell table:style-name="ce17" office:value-type="float" office:value="38212" calcext:value-type="float">
            <text:p><text:s text:c="3"/>38,212</text:p>
          </table:table-cell>
          <table:table-cell table:style-name="ce27" table:formula="of:=[.G27]/[.$B27]*100" office:value-type="float" office:value="13.9427287057038" calcext:value-type="float">
            <text:p><text:s text:c="3"/>13.94</text:p>
          </table:table-cell>
          <table:table-cell table:style-name="ce35" office:value-type="float" office:value="25497" calcext:value-type="float">
            <text:p><text:s text:c="3"/>25,497</text:p>
          </table:table-cell>
          <table:table-cell table:style-name="ce27" table:formula="of:=[.I27]/[.$B27]*100" office:value-type="float" office:value="9.30330141864674" calcext:value-type="float">
            <text:p><text:s text:c="3"/>9.30</text:p>
          </table:table-cell>
          <table:table-cell table:style-name="ce42" office:value-type="float" office:value="202780" calcext:value-type="float">
            <text:p><text:s text:c="3"/>202,780</text:p>
          </table:table-cell>
          <table:table-cell table:style-name="ce27" table:formula="of:=[.K27]/[.$B27]*100" office:value-type="float" office:value="73.990016930352" calcext:value-type="float">
            <text:p><text:s text:c="3"/>73.99</text:p>
          </table:table-cell>
          <table:table-cell table:style-name="ce35" office:value-type="float" office:value="29063" calcext:value-type="float">
            <text:p><text:s text:c="3"/>29,063</text:p>
          </table:table-cell>
          <table:table-cell table:style-name="ce53" table:formula="of:=[.M27]/[.$B27]*100" office:value-type="float" office:value="10.604457353027" calcext:value-type="float">
            <text:p><text:s text:c="3"/>10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8352" calcext:value-type="float">
            <text:p><text:s text:c="3"/>768,352</text:p>
          </table:table-cell>
          <table:table-cell table:style-name="ce17" office:value-type="float" office:value="32132" calcext:value-type="float">
            <text:p><text:s text:c="3"/>32,132</text:p>
          </table:table-cell>
          <table:table-cell table:style-name="ce27" table:formula="of:=[.C28]/[.$B28]*100" office:value-type="float" office:value="4.18193744533755" calcext:value-type="float">
            <text:p><text:s text:c="3"/>4.18</text:p>
          </table:table-cell>
          <table:table-cell table:style-name="ce17" office:value-type="float" office:value="47163" calcext:value-type="float">
            <text:p><text:s text:c="3"/>47,163</text:p>
          </table:table-cell>
          <table:table-cell table:style-name="ce27" table:formula="of:=[.E28]/[.$B28]*100" office:value-type="float" office:value="6.13820228228729" calcext:value-type="float">
            <text:p><text:s text:c="3"/>6.14</text:p>
          </table:table-cell>
          <table:table-cell table:style-name="ce17" office:value-type="float" office:value="95991" calcext:value-type="float">
            <text:p><text:s text:c="3"/>95,991</text:p>
          </table:table-cell>
          <table:table-cell table:style-name="ce27" table:formula="of:=[.G28]/[.$B28]*100" office:value-type="float" office:value="12.4931021198617" calcext:value-type="float">
            <text:p><text:s text:c="3"/>12.49</text:p>
          </table:table-cell>
          <table:table-cell table:style-name="ce35" office:value-type="float" office:value="65878" calcext:value-type="float">
            <text:p><text:s text:c="3"/>65,878</text:p>
          </table:table-cell>
          <table:table-cell table:style-name="ce27" table:formula="of:=[.I28]/[.$B28]*100" office:value-type="float" office:value="8.57393486318771" calcext:value-type="float">
            <text:p><text:s text:c="3"/>8.57</text:p>
          </table:table-cell>
          <table:table-cell table:style-name="ce42" office:value-type="float" office:value="584993" calcext:value-type="float">
            <text:p><text:s text:c="3"/>584,993</text:p>
          </table:table-cell>
          <table:table-cell table:style-name="ce27" table:formula="of:=[.K28]/[.$B28]*100" office:value-type="float" office:value="76.1360678439049" calcext:value-type="float">
            <text:p><text:s text:c="3"/>76.14</text:p>
          </table:table-cell>
          <table:table-cell table:style-name="ce35" office:value-type="float" office:value="71503" calcext:value-type="float">
            <text:p><text:s text:c="3"/>71,503</text:p>
          </table:table-cell>
          <table:table-cell table:style-name="ce53" table:formula="of:=[.M28]/[.$B28]*100" office:value-type="float" office:value="9.3060211986173" calcext:value-type="float">
            <text:p><text:s text:c="3"/>9.31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22125" calcext:value-type="float">
            <text:p><text:s text:c="3"/>2,622,125</text:p>
          </table:table-cell>
          <table:table-cell table:style-name="ce18" office:value-type="float" office:value="109844" calcext:value-type="float">
            <text:p><text:s text:c="3"/>109,844</text:p>
          </table:table-cell>
          <table:table-cell table:style-name="ce26" table:formula="of:=[.C29]/[.$B29]*100" office:value-type="float" office:value="4.18912141869667" calcext:value-type="float">
            <text:p><text:s text:c="3"/>4.19</text:p>
          </table:table-cell>
          <table:table-cell table:style-name="ce18" office:value-type="float" office:value="157802" calcext:value-type="float">
            <text:p><text:s text:c="3"/>157,802</text:p>
          </table:table-cell>
          <table:table-cell table:style-name="ce26" table:formula="of:=[.E29]/[.$B29]*100" office:value-type="float" office:value="6.01809600991562" calcext:value-type="float">
            <text:p><text:s text:c="3"/>6.02</text:p>
          </table:table-cell>
          <table:table-cell table:style-name="ce18" office:value-type="float" office:value="307079" calcext:value-type="float">
            <text:p><text:s text:c="3"/>307,079</text:p>
          </table:table-cell>
          <table:table-cell table:style-name="ce26" table:formula="of:=[.G29]/[.$B29]*100" office:value-type="float" office:value="11.7110740334652" calcext:value-type="float">
            <text:p><text:s text:c="3"/>11.71</text:p>
          </table:table-cell>
          <table:table-cell table:style-name="ce36" office:value-type="float" office:value="198561" calcext:value-type="float">
            <text:p><text:s text:c="3"/>198,561</text:p>
          </table:table-cell>
          <table:table-cell table:style-name="ce26" table:formula="of:=[.I29]/[.$B29]*100" office:value-type="float" office:value="7.57252228631358" calcext:value-type="float">
            <text:p><text:s text:c="3"/>7.57</text:p>
          </table:table-cell>
          <table:table-cell table:style-name="ce43" office:value-type="float" office:value="2052650" calcext:value-type="float">
            <text:p><text:s text:c="3"/>2,052,650</text:p>
          </table:table-cell>
          <table:table-cell table:style-name="ce26" table:formula="of:=[.K29]/[.$B29]*100" office:value-type="float" office:value="78.2819278257139" calcext:value-type="float">
            <text:p><text:s text:c="3"/>78.28</text:p>
          </table:table-cell>
          <table:table-cell table:style-name="ce36" office:value-type="float" office:value="322156" calcext:value-type="float">
            <text:p><text:s text:c="3"/>322,156</text:p>
          </table:table-cell>
          <table:table-cell table:style-name="ce52" table:formula="of:=[.M29]/[.$B29]*100" office:value-type="float" office:value="12.2860656909949" calcext:value-type="float">
            <text:p><text:s text:c="3"/>12.29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4996" calcext:value-type="float">
            <text:p><text:s text:c="3"/>1,524,996</text:p>
          </table:table-cell>
          <table:table-cell table:style-name="ce18" office:value-type="float" office:value="61631" calcext:value-type="float">
            <text:p><text:s text:c="3"/>61,631</text:p>
          </table:table-cell>
          <table:table-cell table:style-name="ce26" table:formula="of:=[.C30]/[.$B30]*100" office:value-type="float" office:value="4.04138764954138" calcext:value-type="float">
            <text:p><text:s text:c="3"/>4.04</text:p>
          </table:table-cell>
          <table:table-cell table:style-name="ce18" office:value-type="float" office:value="91459" calcext:value-type="float">
            <text:p><text:s text:c="3"/>91,459</text:p>
          </table:table-cell>
          <table:table-cell table:style-name="ce26" table:formula="of:=[.E30]/[.$B30]*100" office:value-type="float" office:value="5.99732720610415" calcext:value-type="float">
            <text:p><text:s text:c="3"/>6.00</text:p>
          </table:table-cell>
          <table:table-cell table:style-name="ce18" office:value-type="float" office:value="185265" calcext:value-type="float">
            <text:p><text:s text:c="3"/>185,265</text:p>
          </table:table-cell>
          <table:table-cell table:style-name="ce26" table:formula="of:=[.G30]/[.$B30]*100" office:value-type="float" office:value="12.14855645523" calcext:value-type="float">
            <text:p><text:s text:c="3"/>12.15</text:p>
          </table:table-cell>
          <table:table-cell table:style-name="ce36" office:value-type="float" office:value="123807" calcext:value-type="float">
            <text:p><text:s text:c="3"/>123,807</text:p>
          </table:table-cell>
          <table:table-cell table:style-name="ce26" table:formula="of:=[.I30]/[.$B30]*100" office:value-type="float" office:value="8.11851309773927" calcext:value-type="float">
            <text:p><text:s text:c="3"/>8.12</text:p>
          </table:table-cell>
          <table:table-cell table:style-name="ce43" office:value-type="float" office:value="1175759" calcext:value-type="float">
            <text:p><text:s text:c="3"/>1,175,759</text:p>
          </table:table-cell>
          <table:table-cell table:style-name="ce26" table:formula="of:=[.K30]/[.$B30]*100" office:value-type="float" office:value="77.0991530469588" calcext:value-type="float">
            <text:p><text:s text:c="3"/>77.10</text:p>
          </table:table-cell>
          <table:table-cell table:style-name="ce36" office:value-type="float" office:value="145687" calcext:value-type="float">
            <text:p><text:s text:c="3"/>145,687</text:p>
          </table:table-cell>
          <table:table-cell table:style-name="ce52" table:formula="of:=[.M30]/[.$B30]*100" office:value-type="float" office:value="9.55327095939924" calcext:value-type="float">
            <text:p><text:s text:c="3"/>9.5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3915" calcext:value-type="float">
            <text:p><text:s text:c="3"/>93,915</text:p>
          </table:table-cell>
          <table:table-cell table:style-name="ce18" office:value-type="float" office:value="4742" calcext:value-type="float">
            <text:p><text:s text:c="3"/>4,742</text:p>
          </table:table-cell>
          <table:table-cell table:style-name="ce26" table:formula="of:=[.C31]/[.$B31]*100" office:value-type="float" office:value="5.04924665921312" calcext:value-type="float">
            <text:p><text:s text:c="3"/>5.05</text:p>
          </table:table-cell>
          <table:table-cell table:style-name="ce18" office:value-type="float" office:value="6329" calcext:value-type="float">
            <text:p><text:s text:c="3"/>6,329</text:p>
          </table:table-cell>
          <table:table-cell table:style-name="ce26" table:formula="of:=[.E31]/[.$B31]*100" office:value-type="float" office:value="6.73907256561785" calcext:value-type="float">
            <text:p><text:s text:c="3"/>6.74</text:p>
          </table:table-cell>
          <table:table-cell table:style-name="ce18" office:value-type="float" office:value="10508" calcext:value-type="float">
            <text:p><text:s text:c="3"/>10,508</text:p>
          </table:table-cell>
          <table:table-cell table:style-name="ce26" table:formula="of:=[.G31]/[.$B31]*100" office:value-type="float" office:value="11.1888409732205" calcext:value-type="float">
            <text:p><text:s text:c="3"/>11.19</text:p>
          </table:table-cell>
          <table:table-cell table:style-name="ce36" office:value-type="float" office:value="5601" calcext:value-type="float">
            <text:p><text:s text:c="3"/>5,601</text:p>
          </table:table-cell>
          <table:table-cell table:style-name="ce26" table:formula="of:=[.I31]/[.$B31]*100" office:value-type="float" office:value="5.96390352978757" calcext:value-type="float">
            <text:p><text:s text:c="3"/>5.96</text:p>
          </table:table-cell>
          <table:table-cell table:style-name="ce43" office:value-type="float" office:value="75190" calcext:value-type="float">
            <text:p><text:s text:c="3"/>75,190</text:p>
          </table:table-cell>
          <table:table-cell table:style-name="ce26" table:formula="of:=[.K31]/[.$B31]*100" office:value-type="float" office:value="80.0617579726348" calcext:value-type="float">
            <text:p><text:s text:c="3"/>80.06</text:p>
          </table:table-cell>
          <table:table-cell table:style-name="ce36" office:value-type="float" office:value="11690" calcext:value-type="float">
            <text:p><text:s text:c="3"/>11,690</text:p>
          </table:table-cell>
          <table:table-cell table:style-name="ce52" table:formula="of:=[.M31]/[.$B31]*100" office:value-type="float" office:value="12.447425863813" calcext:value-type="float">
            <text:p><text:s text:c="3"/>12.4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4108" calcext:value-type="float">
            <text:p><text:s text:c="3"/>84,108</text:p>
          </table:table-cell>
          <table:table-cell table:style-name="ce17" office:value-type="float" office:value="4264" calcext:value-type="float">
            <text:p><text:s text:c="3"/>4,264</text:p>
          </table:table-cell>
          <table:table-cell table:style-name="ce27" table:formula="of:=[.C32]/[.$B32]*100" office:value-type="float" office:value="5.06967232605698" calcext:value-type="float">
            <text:p><text:s text:c="3"/>5.07</text:p>
          </table:table-cell>
          <table:table-cell table:style-name="ce17" office:value-type="float" office:value="5659" calcext:value-type="float">
            <text:p><text:s text:c="3"/>5,659</text:p>
          </table:table-cell>
          <table:table-cell table:style-name="ce27" table:formula="of:=[.E32]/[.$B32]*100" office:value-type="float" office:value="6.72825414942693" calcext:value-type="float">
            <text:p><text:s text:c="3"/>6.73</text:p>
          </table:table-cell>
          <table:table-cell table:style-name="ce17" office:value-type="float" office:value="9354" calcext:value-type="float">
            <text:p><text:s text:c="3"/>9,354</text:p>
          </table:table-cell>
          <table:table-cell table:style-name="ce27" table:formula="of:=[.G32]/[.$B32]*100" office:value-type="float" office:value="11.1214153231559" calcext:value-type="float">
            <text:p><text:s text:c="3"/>11.12</text:p>
          </table:table-cell>
          <table:table-cell table:style-name="ce35" office:value-type="float" office:value="4956" calcext:value-type="float">
            <text:p><text:s text:c="3"/>4,956</text:p>
          </table:table-cell>
          <table:table-cell table:style-name="ce27" table:formula="of:=[.I32]/[.$B32]*100" office:value-type="float" office:value="5.89242402625196" calcext:value-type="float">
            <text:p><text:s text:c="3"/>5.89</text:p>
          </table:table-cell>
          <table:table-cell table:style-name="ce42" office:value-type="float" office:value="67444" calcext:value-type="float">
            <text:p><text:s text:c="3"/>67,444</text:p>
          </table:table-cell>
          <table:table-cell table:style-name="ce27" table:formula="of:=[.K32]/[.$B32]*100" office:value-type="float" office:value="80.1873781328768" calcext:value-type="float">
            <text:p><text:s text:c="3"/>80.19</text:p>
          </table:table-cell>
          <table:table-cell table:style-name="ce35" office:value-type="float" office:value="10729" calcext:value-type="float">
            <text:p><text:s text:c="3"/>10,729</text:p>
          </table:table-cell>
          <table:table-cell table:style-name="ce53" table:formula="of:=[.M32]/[.$B32]*100" office:value-type="float" office:value="12.7562181956532" calcext:value-type="float">
            <text:p><text:s text:c="3"/>12.76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07" calcext:value-type="float">
            <text:p><text:s text:c="3"/>9,807</text:p>
          </table:table-cell>
          <table:table-cell table:style-name="ce19" office:value-type="float" office:value="478" calcext:value-type="float">
            <text:p><text:s text:c="3"/>478</text:p>
          </table:table-cell>
          <table:table-cell table:style-name="ce28" table:formula="of:=[.C33]/[.$B33]*100" office:value-type="float" office:value="4.87406954216376" calcext:value-type="float">
            <text:p><text:s text:c="3"/>4.87</text:p>
          </table:table-cell>
          <table:table-cell table:style-name="ce19" office:value-type="float" office:value="670" calcext:value-type="float">
            <text:p><text:s text:c="3"/>670</text:p>
          </table:table-cell>
          <table:table-cell table:style-name="ce28" table:formula="of:=[.E33]/[.$B33]*100" office:value-type="float" office:value="6.83185479759356" calcext:value-type="float">
            <text:p><text:s text:c="3"/>6.83</text:p>
          </table:table-cell>
          <table:table-cell table:style-name="ce19" office:value-type="float" office:value="1154" calcext:value-type="float">
            <text:p><text:s text:c="3"/>1,154</text:p>
          </table:table-cell>
          <table:table-cell table:style-name="ce28" table:formula="of:=[.G33]/[.$B33]*100" office:value-type="float" office:value="11.7671051289895" calcext:value-type="float">
            <text:p><text:s text:c="3"/>11.77</text:p>
          </table:table-cell>
          <table:table-cell table:style-name="ce37" office:value-type="float" office:value="645" calcext:value-type="float">
            <text:p><text:s text:c="3"/>645</text:p>
          </table:table-cell>
          <table:table-cell table:style-name="ce28" table:formula="of:=[.I33]/[.$B33]*100" office:value-type="float" office:value="6.57693484245947" calcext:value-type="float">
            <text:p><text:s text:c="3"/>6.58</text:p>
          </table:table-cell>
          <table:table-cell table:style-name="ce44" office:value-type="float" office:value="7746" calcext:value-type="float">
            <text:p><text:s text:c="3"/>7,746</text:p>
          </table:table-cell>
          <table:table-cell table:style-name="ce28" table:formula="of:=[.K33]/[.$B33]*100" office:value-type="float" office:value="78.9843988987458" calcext:value-type="float">
            <text:p><text:s text:c="3"/>78.98</text:p>
          </table:table-cell>
          <table:table-cell table:style-name="ce37" office:value-type="float" office:value="961" calcext:value-type="float">
            <text:p><text:s text:c="3"/>961</text:p>
          </table:table-cell>
          <table:table-cell table:style-name="ce54" table:formula="of:=[.M33]/[.$B33]*100" office:value-type="float" office:value="9.79912307535434" calcext:value-type="float">
            <text:p><text:s text:c="3"/>9.80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12月5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2-05T22:30:49</meta:creation-date>
    <dc:creator>user</dc:creator>
    <dc:date>2008-12-08T10:42:37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